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5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393">
            <text:p>5393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wooden pos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0000000000000009">
            <text:p>−0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9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704">
            <text:p>570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erv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0000000000000009">
            <text:p>−0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8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802">
            <text:p>5802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0000000000000009">
            <text:p>−0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50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5879">
            <text:p>587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apreol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9999999999999991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247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3.34">
            <text:p>13.34</text:p>
          </table:table-cell>
          <table:table-cell table:style-name="ACE-0" office:value-type="float" office:value="6005">
            <text:p>6005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5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6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7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1065">
            <text:p>10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8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4580">
            <text:p>4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3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5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r (Carex ripari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6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r (Cladium/Schoenopl.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7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r (Chenopodium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6205">
            <text:p>62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6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499999999999997">
            <text:p>−2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1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49">
            <text:p>13.49</text:p>
          </table:table-cell>
          <table:table-cell table:style-name="ACE-0" office:value-type="float" office:value="6905">
            <text:p>69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r (A.glutinos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">
            <text:p>−3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8</text:p>
          </table:table-cell>
          <table:table-cell table:style-name="ACE-0" office:value-type="float" office:value="54.469999999999999">
            <text:p>54.47</text:p>
          </table:table-cell>
          <table:table-cell table:style-name="ACE-0" office:value-type="float" office:value="13.57">
            <text:p>13.5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r (Chenopodium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2</text:p>
          </table:table-cell>
          <table:table-cell table:style-name="ACE-0" office:value-type="float" office:value="54.469999999999999">
            <text:p>54.47</text:p>
          </table:table-cell>
          <table:table-cell table:style-name="ACE-0" office:value-type="float" office:value="13.57">
            <text:p>13.57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4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1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1155">
            <text:p>115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2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5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2755">
            <text:p>27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7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6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10000000000001">
            <text:p>13.21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6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6181">
            <text:p>6181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u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47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89999999999999">
            <text:p>13.29</text:p>
          </table:table-cell>
          <table:table-cell table:style-name="ACE-0" office:value-type="float" office:value="6574">
            <text:p>657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harcoal. firepl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248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3.34">
            <text:p>13.34</text:p>
          </table:table-cell>
          <table:table-cell table:style-name="ACE-0" office:value-type="float" office:value="6577">
            <text:p>6577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u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1559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3.609999999999999">
            <text:p>13.61</text:p>
          </table:table-cell>
          <table:table-cell table:style-name="ACE-0" office:value-type="float" office:value="5844">
            <text:p>584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1560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3.609999999999999">
            <text:p>13.61</text:p>
          </table:table-cell>
          <table:table-cell table:style-name="ACE-0" office:value-type="float" office:value="7698">
            <text:p>769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1875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3.609999999999999">
            <text:p>13.61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25">
            <text:p>−9.2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33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79999999999999">
            <text:p>13.2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32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13.279999999999999">
            <text:p>13.28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5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3.1">
            <text:p>13.1</text:p>
          </table:table-cell>
          <table:table-cell table:style-name="ACE-0" office:value-type="float" office:value="8010">
            <text:p>801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950000000000001">
            <text:p>−11.9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3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3.119999999999999">
            <text:p>13.1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5">
            <text:p>−6.7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30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13.140000000000001">
            <text:p>13.14</text:p>
          </table:table-cell>
          <table:table-cell table:style-name="ACE-0" office:value-type="float" office:value="595">
            <text:p>5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1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3.07">
            <text:p>13.07</text:p>
          </table:table-cell>
          <table:table-cell table:style-name="ACE-0" office:value-type="float" office:value="7475">
            <text:p>747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5">
            <text:p>−8.2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420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3.130000000000001">
            <text:p>13.13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500000000000004">
            <text:p>−4.1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17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4632">
            <text:p>4632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20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5324">
            <text:p>5324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antler frag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1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5368">
            <text:p>5368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21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3.529999999999999">
            <text:p>13.53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9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500000000000007">
            <text:p>−9.5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7</text:p>
          </table:table-cell>
          <table:table-cell table:style-name="ACE-0" office:value-type="float" office:value="54.560000000000002">
            <text:p>54.56</text:p>
          </table:table-cell>
          <table:table-cell table:style-name="ACE-0" office:value-type="float" office:value="13.07">
            <text:p>13.07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root remnant. A-horizon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6999999999999993">
            <text:p>−9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1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710000000000001">
            <text:p>13.71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499999999999998">
            <text:p>−7.5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0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eed. swash m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2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e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3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harcoal from intercalated 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3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499999999999998">
            <text:p>−6.0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29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7840">
            <text:p>7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499999999999998">
            <text:p>−5.5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0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710000000000001">
            <text:p>13.71</text:p>
          </table:table-cell>
          <table:table-cell table:style-name="ACE-0" office:value-type="float" office:value="8025">
            <text:p>80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15">
            <text:p>−14.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4</text:p>
          </table:table-cell>
          <table:table-cell table:style-name="ACE-0" office:value-type="float" office:value="54.289999999999999">
            <text:p>54.29</text:p>
          </table:table-cell>
          <table:table-cell table:style-name="ACE-0" office:value-type="float" office:value="13.710000000000001">
            <text:p>13.71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85">
            <text:p>−14.8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71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6355">
            <text:p>635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harcoal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ug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835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13.720000000000001">
            <text:p>13.7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499999999999998">
            <text:p>−6.0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2" table:number-rows-repeated="45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64676">
          <table:table-cell table:number-columns-repeated="256"/>
        </table:table-row>
        <table:table-row table:style-name="AROW-0" table:number-rows-repeated="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9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